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3" style:family="table-column">
      <style:table-column-properties fo:break-before="auto" style:column-width="10.88mm"/>
    </style:style>
    <style:style style:name="co24" style:family="table-column">
      <style:table-column-properties fo:break-before="auto" style:column-width="18.24mm"/>
    </style:style>
    <style:style style:name="co25" style:family="table-column">
      <style:table-column-properties fo:break-before="auto" style:column-width="46.83mm"/>
    </style:style>
    <style:style style:name="co4" style:family="table-column">
      <style:table-column-properties fo:break-before="auto" style:column-width="22.58mm"/>
    </style:style>
    <style:style style:name="co26" style:family="table-column">
      <style:table-column-properties fo:break-before="auto" style:column-width="17.15mm"/>
    </style:style>
    <style:style style:name="co27" style:family="table-column">
      <style:table-column-properties fo:break-before="auto" style:column-width="38.38mm"/>
    </style:style>
    <style:style style:name="co28" style:family="table-column">
      <style:table-column-properties fo:break-before="auto" style:column-width="15.24mm"/>
    </style:style>
    <style:style style:name="co29" style:family="table-column">
      <style:table-column-properties fo:break-before="auto" style:column-width="14.43mm"/>
    </style:style>
    <style:style style:name="co30" style:family="table-column">
      <style:table-column-properties fo:break-before="auto" style:column-width="30.5mm"/>
    </style:style>
    <style:style style:name="co9" style:family="table-column">
      <style:table-column-properties fo:break-before="auto" style:column-width="14.98mm"/>
    </style:style>
    <style:style style:name="co31" style:family="table-column">
      <style:table-column-properties fo:break-before="auto" style:column-width="45.74mm"/>
    </style:style>
    <style:style style:name="co12" style:family="table-column">
      <style:table-column-properties fo:break-before="auto" style:column-width="9.53mm"/>
    </style:style>
    <style:style style:name="co13" style:family="table-column">
      <style:table-column-properties fo:break-before="auto" style:column-width="17.69mm"/>
    </style:style>
    <style:style style:name="co14" style:family="table-column">
      <style:table-column-properties fo:break-before="auto" style:column-width="35.4mm"/>
    </style:style>
    <style:style style:name="co15" style:family="table-column">
      <style:table-column-properties fo:break-before="auto" style:column-width="17.43mm"/>
    </style:style>
    <style:style style:name="co16" style:family="table-column">
      <style:table-column-properties fo:break-before="auto" style:column-width="28.86mm"/>
    </style:style>
    <style:style style:name="co17" style:family="table-column">
      <style:table-column-properties fo:break-before="auto" style:column-width="44.66mm"/>
    </style:style>
    <style:style style:name="co18" style:family="table-column">
      <style:table-column-properties fo:break-before="auto" style:column-width="11.98mm"/>
    </style:style>
    <style:style style:name="co19" style:family="table-column">
      <style:table-column-properties fo:break-before="auto" style:column-width="19.05mm"/>
    </style:style>
    <style:style style:name="co20" style:family="table-column">
      <style:table-column-properties fo:break-before="auto" style:column-width="28.31mm"/>
    </style:style>
    <style:style style:name="co21" style:family="table-column">
      <style:table-column-properties fo:break-before="auto" style:column-width="19.88mm"/>
    </style:style>
    <style:style style:name="co22" style:family="table-column">
      <style:table-column-properties fo:break-before="auto" style:column-width="33.5mm"/>
    </style:style>
    <style:style style:name="co32" style:family="table-column">
      <style:table-column-properties fo:break-before="auto" style:column-width="44.93mm"/>
    </style:style>
    <style:style style:name="ro6" style:family="table-row">
      <style:table-row-properties style:row-height="13.48mm" fo:break-before="auto" style:use-optimal-row-height="fals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6.92mm" fo:break-before="auto" style:use-optimal-row-height="true"/>
    </style:style>
    <style:style style:name="ro5" style:family="table-row">
      <style:table-row-properties style:row-height="12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ackground-color="#ccffff" style:diagonal-bl-tr="none" style:diagonal-tl-br="none" fo:border="0.06pt solid #808080" fo:padding="0.71mm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ackground-color="transparent" fo:border="0.06pt solid #808080" fo:padding="0.71mm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ccffff" style:diagonal-bl-tr="none" style:diagonal-tl-br="none" fo:border="0.06pt solid #808080" fo:padding="0.71mm" style:rotation-align="none"/>
      <style:text-properties style:text-position="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0.06pt solid #808080" fo:padding="0.71mm" style:rotation-align="none"/>
      <style:text-properties style:text-position=""/>
    </style:style>
    <style:style style:name="ce21" style:family="table-cell" style:parent-style-name="Default">
      <style:table-cell-properties style:diagonal-bl-tr="none" style:diagonal-tl-br="none" fo:border="0.06pt solid #808080" fo:padding="0.71mm" style:rotation-align="none"/>
      <style:text-properties style:text-position="" style:font-name="Liberation Sans" style:font-name-asian="Noto Sans CJK SC Regular" style:font-name-complex="FreeSans"/>
    </style:style>
    <style:style style:name="ce9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ackground-color="#ccffff" style:diagonal-bl-tr="none" style:diagonal-tl-br="none" fo:border="0.06pt solid #80808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80808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ackground-color="transparent" fo:border="0.06pt solid #80808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ccffff" style:diagonal-bl-tr="none" style:diagonal-tl-br="none" fo:border="0.06pt solid #808080" fo:padding="0.71mm" style:rotation-align="none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0.06pt solid #808080" fo:padding="0.71mm" style:rotation-align="none"/>
    </style:style>
    <style:style style:name="ce24" style:family="table-cell" style:parent-style-name="Default">
      <style:table-cell-properties style:diagonal-bl-tr="none" style:diagonal-tl-br="none" fo:border="0.06pt solid #808080" fo:padding="0.71mm" style:rotation-align="none"/>
      <style:text-properties style:font-name="Liberation Sans" style:font-name-asian="Noto Sans CJK SC Regular" style:font-name-complex="FreeSans"/>
    </style:style>
    <style:style style:name="ce25" style:family="table-cell" style:parent-style-name="Default">
      <style:table-cell-properties fo:border="0.06pt solid #808080"/>
    </style:style>
    <style:style style:name="ce26" style:family="table-cell" style:parent-style-name="Default">
      <style:table-cell-properties fo:border="0.06pt solid #808080"/>
      <style:text-properties style:font-name="Liberation Sans" style:font-name-asian="Noto Sans CJK SC Regular" style:font-name-complex="FreeSans"/>
    </style:style>
    <style:style style:name="ce27" style:family="table-cell" style:parent-style-name="Default">
      <style:table-cell-properties style:glyph-orientation-vertical="0" style:text-align-source="value-type" style:repeat-content="false" fo:wrap-option="wrap" fo:border="0.06pt solid #80808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padding="0.71mm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Organisations" table:style-name="ta1">
        <table:table-column table:style-name="co23" table:default-cell-style-name="ce14"/>
        <table:table-column table:style-name="co24" table:default-cell-style-name="ce16"/>
        <table:table-column table:style-name="co25" table:default-cell-style-name="ce14"/>
        <table:table-column table:style-name="co4" table:number-columns-repeated="2" table:default-cell-style-name="ce19"/>
        <table:table-column table:style-name="co26" table:default-cell-style-name="ce19"/>
        <table:table-column table:style-name="co27" table:default-cell-style-name="ce19"/>
        <table:table-column table:style-name="co28" table:default-cell-style-name="ce19"/>
        <table:table-column table:style-name="co4" table:default-cell-style-name="ce19"/>
        <table:table-column table:style-name="co29" table:default-cell-style-name="ce19"/>
        <table:table-column table:style-name="co4" table:number-columns-repeated="4" table:default-cell-style-name="ce19"/>
        <table:table-column table:style-name="co30" table:default-cell-style-name="ce19"/>
        <table:table-column table:style-name="co4" table:default-cell-style-name="ce19"/>
        <table:table-column table:style-name="co9" table:default-cell-style-name="ce19"/>
        <table:table-column table:style-name="co29" table:default-cell-style-name="ce19"/>
        <table:table-column table:style-name="co31" table:default-cell-style-name="ce19"/>
        <table:table-row table:style-name="ro6">
          <table:table-cell office:value-type="string" calcext:value-type="string">
            <text:p>ID</text:p>
          </table:table-cell>
          <table:table-cell office:value-type="string" calcext:value-type="string">
            <text:p>ID Parent</text:p>
          </table:table-cell>
          <table:table-cell office:value-type="string" calcext:value-type="string">
            <text:p>Intitulé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ype (SA, CPAS, Département)</text:p>
          </table:table-cell>
          <table:table-cell office:value-type="string" calcext:value-type="string">
            <text:p>Util adr parent 1, 0, vide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Complément d'adresse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Localité</text:p>
          </table:table-cell>
          <table:table-cell office:value-type="string" calcext:value-type="string">
            <text:p>Tél</text:p>
          </table:table-cell>
          <table:table-cell office:value-type="string" calcext:value-type="string">
            <text:p>Tél portable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Courriel</text:p>
          </table:table-cell>
          <table:table-cell office:value-type="string" calcext:value-type="string">
            <text:p>Site web</text:p>
          </table:table-cell>
          <table:table-cell office:value-type="string" calcext:value-type="string">
            <text:p>Région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UID</text:p>
          </table:table-cell>
        </table:table-row>
        <table:table-row table:style-name="ro2">
          <table:table-cell table:style-name="ce15" table:formula="of:=&quot;id&quot;" office:value-type="string" office:string-value="id" calcext:value-type="string">
            <office:annotation draw:style-name="gr1" draw:text-style-name="P2" svg:width="28.99mm" svg:height="17.81mm" svg:x="17.16mm" svg:y="0.58mm" draw:caption-point-x="-6.38mm" draw:caption-point-y="12.99mm">
              <dc:date>2017-07-12T00:00:00</dc:date>
              <text:p text:style-name="P1"><text:span text:style-name="T1">do row for id, p_id, org in view.get_organizations()</text:span></text:p>
            </office:annotation>
            <text:p>id</text:p>
          </table:table-cell>
          <table:table-cell table:style-name="ce17" table:formula="of:=&quot;p_id&quot;" office:value-type="string" office:string-value="p_id" calcext:value-type="string">
            <text:p>p_id</text:p>
          </table:table-cell>
          <table:table-cell table:style-name="ce18" table:formula="of:=&quot;org.title&quot;" office:value-type="string" office:string-value="org.title" calcext:value-type="string">
            <text:p>org.title</text:p>
          </table:table-cell>
          <table:table-cell table:style-name="ce20" table:formula="of:=&quot;org.Description()&quot;" office:value-type="string" office:string-value="org.Description()" calcext:value-type="string">
            <text:p>org.Description()</text:p>
          </table:table-cell>
          <table:table-cell table:style-name="ce20" table:formula="of:=&quot;view.getDGHV(org).display_voc('organization_type')&quot;" office:value-type="string" office:string-value="view.getDGHV(org).display_voc('organization_type')" calcext:value-type="string">
            <text:p>view.getDGHV(org).display_voc('organization_type')</text:p>
          </table:table-cell>
          <table:table-cell table:style-name="ce21" table:formula="of:=&quot;int(org.use_parent_address)&quot;" office:value-type="string" office:string-value="int(org.use_parent_address)" calcext:value-type="string">
            <text:p>int(org.use_parent_address)</text:p>
          </table:table-cell>
          <table:table-cell table:style-name="ce20" table:formula="of:=&quot;org.street&quot;" office:value-type="string" office:string-value="org.street" calcext:value-type="string">
            <text:p>org.street</text:p>
          </table:table-cell>
          <table:table-cell table:style-name="ce20" table:formula="of:=&quot;org.number&quot;" office:value-type="string" office:string-value="org.number" calcext:value-type="string">
            <text:p>org.number</text:p>
          </table:table-cell>
          <table:table-cell table:style-name="ce20" table:formula="of:=&quot;org.additional_address_details&quot;" office:value-type="string" office:string-value="org.additional_address_details" calcext:value-type="string">
            <text:p>org.additional_address_details</text:p>
          </table:table-cell>
          <table:table-cell table:style-name="ce20" table:formula="of:=&quot;org.zip_code&quot;" office:value-type="string" office:string-value="org.zip_code" calcext:value-type="string">
            <text:p>org.zip_code</text:p>
          </table:table-cell>
          <table:table-cell table:style-name="ce20" table:formula="of:=&quot;org.city&quot;" office:value-type="string" office:string-value="org.city" calcext:value-type="string">
            <text:p>org.city</text:p>
          </table:table-cell>
          <table:table-cell table:style-name="ce20" table:formula="of:=&quot;org.phone&quot;" office:value-type="string" office:string-value="org.phone" calcext:value-type="string">
            <text:p>org.phone</text:p>
          </table:table-cell>
          <table:table-cell table:style-name="ce20" table:formula="of:=&quot;org.cell_phone&quot;" office:value-type="string" office:string-value="org.cell_phone" calcext:value-type="string">
            <text:p>org.cell_phone</text:p>
          </table:table-cell>
          <table:table-cell table:style-name="ce20" table:formula="of:=&quot;org.fax&quot;" office:value-type="string" office:string-value="org.fax" calcext:value-type="string">
            <text:p>org.fax</text:p>
          </table:table-cell>
          <table:table-cell table:style-name="ce20" table:formula="of:=&quot;org.email&quot;" office:value-type="string" office:string-value="org.email" calcext:value-type="string">
            <text:p>org.email</text:p>
          </table:table-cell>
          <table:table-cell table:style-name="ce20" table:formula="of:=&quot;org.website&quot;" office:value-type="string" office:string-value="org.website" calcext:value-type="string">
            <text:p>org.website</text:p>
          </table:table-cell>
          <table:table-cell table:style-name="ce20" table:formula="of:=&quot;org.region&quot;" office:value-type="string" office:string-value="org.region" calcext:value-type="string">
            <text:p>org.region</text:p>
          </table:table-cell>
          <table:table-cell table:style-name="ce20" table:formula="of:=&quot;org.country&quot;" office:value-type="string" office:string-value="org.country" calcext:value-type="string">
            <text:p>org.country</text:p>
          </table:table-cell>
          <table:table-cell table:style-name="ce20" table:formula="of:=&quot;org.UID()&quot;" office:value-type="string" office:string-value="org.UID()" calcext:value-type="string">
            <text:p>org.UID()</text:p>
          </table:table-cell>
        </table:table-row>
      </table:table>
      <table:table table:name="Personnes" table:style-name="ta1">
        <table:table-column table:style-name="co12" table:default-cell-style-name="ce9"/>
        <table:table-column table:style-name="co4" table:default-cell-style-name="ce9"/>
        <table:table-column table:style-name="co4" table:default-cell-style-name="ce22"/>
        <table:table-column table:style-name="co13" table:default-cell-style-name="ce22"/>
        <table:table-column table:style-name="co4" table:number-columns-repeated="2" table:default-cell-style-name="ce22"/>
        <table:table-column table:style-name="co26" table:default-cell-style-name="ce22"/>
        <table:table-column table:style-name="co14" table:default-cell-style-name="ce22"/>
        <table:table-column table:style-name="co9" table:default-cell-style-name="ce22"/>
        <table:table-column table:style-name="co4" table:default-cell-style-name="ce22"/>
        <table:table-column table:style-name="co15" table:default-cell-style-name="ce22"/>
        <table:table-column table:style-name="co16" table:default-cell-style-name="ce22"/>
        <table:table-column table:style-name="co4" table:number-columns-repeated="8" table:default-cell-style-name="ce22"/>
        <table:table-column table:style-name="co17" table:default-cell-style-name="ce27"/>
        <table:table-column table:style-name="co4" table:number-columns-repeated="1003" table:default-cell-style-name="ce28"/>
        <table:table-row table:style-name="ro4"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Genre (M, F)</text:p>
          </table:table-cell>
          <table:table-cell office:value-type="string" calcext:value-type="string">
            <text:p>Civilité</text:p>
          </table:table-cell>
          <table:table-cell office:value-type="string" calcext:value-type="string">
            <text:p>Date naissance (AAAA/MM/JJ)</text:p>
          </table:table-cell>
          <table:table-cell office:value-type="string" calcext:value-type="string">
            <text:p>Util adr parent 1, 0, vide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Complément d'adresse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Localité</text:p>
          </table:table-cell>
          <table:table-cell office:value-type="string" calcext:value-type="string">
            <text:p>Tél</text:p>
          </table:table-cell>
          <table:table-cell office:value-type="string" calcext:value-type="string">
            <text:p>Tél portable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Courriel</text:p>
          </table:table-cell>
          <table:table-cell office:value-type="string" calcext:value-type="string">
            <text:p>Site web</text:p>
          </table:table-cell>
          <table:table-cell office:value-type="string" calcext:value-type="string">
            <text:p>Région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Numéro Interne</text:p>
          </table:table-cell>
          <table:table-cell office:value-type="string" calcext:value-type="string">
            <text:p>UID</text:p>
          </table:table-cell>
          <table:table-cell table:number-columns-repeated="1003"/>
        </table:table-row>
        <table:table-row table:style-name="ro2">
          <table:table-cell table:style-name="ce10" table:formula="of:=&quot;id&quot;" office:value-type="string" office:string-value="id" calcext:value-type="string">
            <office:annotation draw:style-name="gr2" draw:text-style-name="P2" svg:width="28.99mm" svg:height="29.66mm" svg:x="15.52mm" svg:y="1.91mm" draw:caption-point-x="-6.1mm" draw:caption-point-y="15.1mm">
              <dc:date>2017-07-24T00:00:00</dc:date>
              <text:p text:style-name="P1"><text:span text:style-name="T1">do row for id, pers in view.get_persons()</text:span></text:p>
              <text:p text:style-name="P1"><text:span text:style-name="T1">with pview=view.getDGHV(pers)</text:span></text:p>
            </office:annotation>
            <text:p>id</text:p>
          </table:table-cell>
          <table:table-cell table:style-name="ce10" table:formula="of:=&quot;pers.lastname&quot;" office:value-type="string" office:string-value="pers.lastname" calcext:value-type="string">
            <text:p>pers.lastname</text:p>
          </table:table-cell>
          <table:table-cell table:style-name="ce25" table:formula="of:=&quot;pers.firstname&quot;" office:value-type="string" office:string-value="pers.firstname" calcext:value-type="string">
            <text:p>pers.firstname</text:p>
          </table:table-cell>
          <table:table-cell table:style-name="ce26" table:formula="of:=&quot;pview.get_value('gender', default='')&quot;" office:value-type="string" office:string-value="pview.get_value('gender', default='')" calcext:value-type="string">
            <text:p>pview.get_value('gender', default='')</text:p>
          </table:table-cell>
          <table:table-cell table:style-name="ce25" table:formula="of:=&quot;pers.person_title&quot;" office:value-type="string" office:string-value="pers.person_title" calcext:value-type="string">
            <text:p>pers.person_title</text:p>
          </table:table-cell>
          <table:table-cell table:style-name="ce26" table:formula="of:=&quot;pview.display_date('birthday', custom_format='%Y/%m/%d')&quot;" office:value-type="string" office:string-value="pview.display_date('birthday', custom_format='%Y/%m/%d')" calcext:value-type="string">
            <text:p>pview.display_date('birthday', custom_format='%Y/%m/%d')</text:p>
          </table:table-cell>
          <table:table-cell table:style-name="ce24" table:formula="of:=&quot;int(pview.get_value('use_parent_address', default=False))&quot;" office:value-type="string" office:string-value="int(pview.get_value('use_parent_address', default=False))" calcext:value-type="string">
            <text:p>int(pview.get_value('use_parent_address', default=False))</text:p>
          </table:table-cell>
          <table:table-cell table:style-name="ce23" table:formula="of:=&quot;pers.street&quot;" office:value-type="string" office:string-value="pers.street" calcext:value-type="string">
            <text:p>pers.street</text:p>
          </table:table-cell>
          <table:table-cell table:style-name="ce23" table:formula="of:=&quot;pers.number&quot;" office:value-type="string" office:string-value="pers.number" calcext:value-type="string">
            <text:p>pers.number</text:p>
          </table:table-cell>
          <table:table-cell table:style-name="ce23" table:formula="of:=&quot;pers.additional_address_details&quot;" office:value-type="string" office:string-value="pers.additional_address_details" calcext:value-type="string">
            <text:p>pers.additional_address_details</text:p>
          </table:table-cell>
          <table:table-cell table:style-name="ce23" table:formula="of:=&quot;pers.zip_code&quot;" office:value-type="string" office:string-value="pers.zip_code" calcext:value-type="string">
            <text:p>pers.zip_code</text:p>
          </table:table-cell>
          <table:table-cell table:style-name="ce23" table:formula="of:=&quot;pers.city&quot;" office:value-type="string" office:string-value="pers.city" calcext:value-type="string">
            <text:p>pers.city</text:p>
          </table:table-cell>
          <table:table-cell table:style-name="ce23" table:formula="of:=&quot;pers.phone&quot;" office:value-type="string" office:string-value="pers.phone" calcext:value-type="string">
            <text:p>pers.phone</text:p>
          </table:table-cell>
          <table:table-cell table:style-name="ce23" table:formula="of:=&quot;pers.cell_phone&quot;" office:value-type="string" office:string-value="pers.cell_phone" calcext:value-type="string">
            <text:p>pers.cell_phone</text:p>
          </table:table-cell>
          <table:table-cell table:style-name="ce23" table:formula="of:=&quot;pers.fax&quot;" office:value-type="string" office:string-value="pers.fax" calcext:value-type="string">
            <text:p>pers.fax</text:p>
          </table:table-cell>
          <table:table-cell table:style-name="ce23" table:formula="of:=&quot;pers.email&quot;" office:value-type="string" office:string-value="pers.email" calcext:value-type="string">
            <text:p>pers.email</text:p>
          </table:table-cell>
          <table:table-cell table:style-name="ce23" table:formula="of:=&quot;pers.website&quot;" office:value-type="string" office:string-value="pers.website" calcext:value-type="string">
            <text:p>pers.website</text:p>
          </table:table-cell>
          <table:table-cell table:style-name="ce23" table:formula="of:=&quot;pers.region&quot;" office:value-type="string" office:string-value="pers.region" calcext:value-type="string">
            <text:p>pers.region</text:p>
          </table:table-cell>
          <table:table-cell table:style-name="ce23" table:formula="of:=&quot;pers.country&quot;" office:value-type="string" office:string-value="pers.country" calcext:value-type="string">
            <text:p>pers.country</text:p>
          </table:table-cell>
          <table:table-cell table:style-name="ce23" table:formula="of:=&quot;pview.get_value('internal_number', default='', strict=False)&quot;" office:value-type="string" office:string-value="pview.get_value('internal_number', default='', strict=False)" calcext:value-type="string">
            <text:p>pview.get_value('internal_number', default='', strict=False)</text:p>
          </table:table-cell>
          <table:table-cell table:style-name="ce25" table:formula="of:=&quot;pers.UID()&quot;" office:value-type="string" office:string-value="pers.UID()" calcext:value-type="string">
            <text:p>pers.UID()</text:p>
          </table:table-cell>
          <table:table-cell table:style-name="Default" table:number-columns-repeated="1003"/>
        </table:table-row>
      </table:table>
      <table:table table:name="Fonctions occupées" table:style-name="ta1">
        <table:table-column table:style-name="co18" table:default-cell-style-name="ce9"/>
        <table:table-column table:style-name="co13" table:default-cell-style-name="ce9"/>
        <table:table-column table:style-name="co19" table:default-cell-style-name="ce22"/>
        <table:table-column table:style-name="co4" table:default-cell-style-name="ce22"/>
        <table:table-column table:style-name="co20" table:default-cell-style-name="ce9"/>
        <table:table-column table:style-name="co19" table:default-cell-style-name="ce22"/>
        <table:table-column table:style-name="co21" table:default-cell-style-name="ce22"/>
        <table:table-column table:style-name="co26" table:default-cell-style-name="ce22"/>
        <table:table-column table:style-name="co22" table:default-cell-style-name="ce22"/>
        <table:table-column table:style-name="co4" table:number-columns-repeated="11" table:default-cell-style-name="ce22"/>
        <table:table-column table:style-name="co32" table:default-cell-style-name="ce22"/>
        <table:table-column table:style-name="co4" table:number-columns-repeated="237" table:default-cell-style-name="ce29"/>
        <table:table-row table:style-name="ro5">
          <table:table-cell office:value-type="string" calcext:value-type="string">
            <text:p>ID</text:p>
          </table:table-cell>
          <table:table-cell office:value-type="string" calcext:value-type="string">
            <text:p>ID PERS</text:p>
          </table:table-cell>
          <table:table-cell office:value-type="string" calcext:value-type="string">
            <text:p>ID ORGA</text:p>
          </table:table-cell>
          <table:table-cell office:value-type="string" calcext:value-type="string">
            <text:p>ID FONCT</text:p>
          </table:table-cell>
          <table:table-cell office:value-type="string" calcext:value-type="string">
            <text:p>Intitulé</text:p>
          </table:table-cell>
          <table:table-cell office:value-type="string" calcext:value-type="string">
            <text:p>Début fonction</text:p>
          </table:table-cell>
          <table:table-cell office:value-type="string" calcext:value-type="string">
            <text:p>Fin fonction</text:p>
          </table:table-cell>
          <table:table-cell office:value-type="string" calcext:value-type="string">
            <text:p>Util adr parent 1, 0, vide</text:p>
          </table:table-cell>
          <table:table-cell office:value-type="string" calcext:value-type="string">
            <text:p>Ru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Complément d'adresse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Localité</text:p>
          </table:table-cell>
          <table:table-cell office:value-type="string" calcext:value-type="string">
            <text:p>Tél</text:p>
          </table:table-cell>
          <table:table-cell office:value-type="string" calcext:value-type="string">
            <text:p>Tél portable</text:p>
          </table:table-cell>
          <table:table-cell office:value-type="string" calcext:value-type="string">
            <text:p>Fax</text:p>
          </table:table-cell>
          <table:table-cell office:value-type="string" calcext:value-type="string">
            <text:p>Courriel</text:p>
          </table:table-cell>
          <table:table-cell office:value-type="string" calcext:value-type="string">
            <text:p>Site web</text:p>
          </table:table-cell>
          <table:table-cell office:value-type="string" calcext:value-type="string">
            <text:p>Région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UID</text:p>
          </table:table-cell>
          <table:table-cell table:number-columns-repeated="237"/>
        </table:table-row>
        <table:table-row table:style-name="ro2">
          <table:table-cell table:style-name="ce13" table:formula="of:=&quot;id&quot;" office:value-type="string" office:string-value="id" calcext:value-type="string">
            <office:annotation draw:style-name="gr2" draw:text-style-name="P2" svg:width="28.99mm" svg:height="29.66mm" svg:x="17.97mm" svg:y="3.97mm" draw:caption-point-x="-6.1mm" draw:caption-point-y="9.07mm">
              <dc:date>2017-07-24T00:00:00</dc:date>
              <text:p text:style-name="P1"><text:span text:style-name="T1">do row for id, p_id, o_id, hp in view.get_held_positions()</text:span></text:p>
              <text:p text:style-name="P4"><text:span text:style-name="T1">with hpview=view.getDGHV(hp)</text:span></text:p>
            </office:annotation>
            <text:p>id</text:p>
          </table:table-cell>
          <table:table-cell table:style-name="ce13" table:formula="of:=&quot;p_id&quot;" office:value-type="string" office:string-value="p_id" calcext:value-type="string">
            <text:p>p_id</text:p>
          </table:table-cell>
          <table:table-cell table:style-name="ce23" table:formula="of:=&quot;o_id&quot;" office:value-type="string" office:string-value="o_id" calcext:value-type="string">
            <text:p>o_id</text:p>
          </table:table-cell>
          <table:table-cell table:style-name="ce23" office:value-type="string" calcext:value-type="string">
            <text:p>-</text:p>
          </table:table-cell>
          <table:table-cell table:style-name="ce13" table:formula="of:=&quot;hp.label&quot;" office:value-type="string" office:string-value="hp.label" calcext:value-type="string">
            <text:p>hp.label</text:p>
          </table:table-cell>
          <table:table-cell table:style-name="ce23" table:formula="of:=&quot;hpview.display_date('start_date', custom_format='%Y/%m/%d')&quot;" office:value-type="string" office:string-value="hpview.display_date('start_date', custom_format='%Y/%m/%d')" calcext:value-type="string">
            <text:p>hpview.display_date('start_date', custom_format='%Y/%m/%d')</text:p>
          </table:table-cell>
          <table:table-cell table:style-name="ce23" table:formula="of:=&quot;hpview.display_date('end_date', custom_format='%Y/%m/%d')&quot;" office:value-type="string" office:string-value="hpview.display_date('end_date', custom_format='%Y/%m/%d')" calcext:value-type="string">
            <text:p>hpview.display_date('end_date', custom_format='%Y/%m/%d')</text:p>
          </table:table-cell>
          <table:table-cell table:style-name="ce24" table:formula="of:=&quot;int(hpview.get_value('use_parent_address', default=False))&quot;" office:value-type="string" office:string-value="int(hpview.get_value('use_parent_address', default=False))" calcext:value-type="string">
            <text:p>int(hpview.get_value('use_parent_address', default=False))</text:p>
          </table:table-cell>
          <table:table-cell table:style-name="ce23" table:formula="of:=&quot;hp.street&quot;" office:value-type="string" office:string-value="hp.street" calcext:value-type="string">
            <text:p>hp.street</text:p>
          </table:table-cell>
          <table:table-cell table:style-name="ce23" table:formula="of:=&quot;hp.number&quot;" office:value-type="string" office:string-value="hp.number" calcext:value-type="string">
            <text:p>hp.number</text:p>
          </table:table-cell>
          <table:table-cell table:style-name="ce23" table:formula="of:=&quot;hp.additional_address_details&quot;" office:value-type="string" office:string-value="hp.additional_address_details" calcext:value-type="string">
            <text:p>hp.additional_address_details</text:p>
          </table:table-cell>
          <table:table-cell table:style-name="ce23" table:formula="of:=&quot;hp.zip_code&quot;" office:value-type="string" office:string-value="hp.zip_code" calcext:value-type="string">
            <text:p>hp.zip_code</text:p>
          </table:table-cell>
          <table:table-cell table:style-name="ce23" table:formula="of:=&quot;hp.city&quot;" office:value-type="string" office:string-value="hp.city" calcext:value-type="string">
            <text:p>hp.city</text:p>
          </table:table-cell>
          <table:table-cell table:style-name="ce23" table:formula="of:=&quot;hp.phone&quot;" office:value-type="string" office:string-value="hp.phone" calcext:value-type="string">
            <text:p>hp.phone</text:p>
          </table:table-cell>
          <table:table-cell table:style-name="ce23" table:formula="of:=&quot;hp.cell_phone&quot;" office:value-type="string" office:string-value="hp.cell_phone" calcext:value-type="string">
            <text:p>hp.cell_phone</text:p>
          </table:table-cell>
          <table:table-cell table:style-name="ce23" table:formula="of:=&quot;hp.fax&quot;" office:value-type="string" office:string-value="hp.fax" calcext:value-type="string">
            <text:p>hp.fax</text:p>
          </table:table-cell>
          <table:table-cell table:style-name="ce23" table:formula="of:=&quot;hp.email&quot;" office:value-type="string" office:string-value="hp.email" calcext:value-type="string">
            <text:p>hp.email</text:p>
          </table:table-cell>
          <table:table-cell table:style-name="ce23" table:formula="of:=&quot;hp.website&quot;" office:value-type="string" office:string-value="hp.website" calcext:value-type="string">
            <text:p>hp.website</text:p>
          </table:table-cell>
          <table:table-cell table:style-name="ce23" table:formula="of:=&quot;hp.region&quot;" office:value-type="string" office:string-value="hp.region" calcext:value-type="string">
            <text:p>hp.region</text:p>
          </table:table-cell>
          <table:table-cell table:style-name="ce23" table:formula="of:=&quot;hp.country&quot;" office:value-type="string" office:string-value="hp.country" calcext:value-type="string">
            <text:p>hp.country</text:p>
          </table:table-cell>
          <table:table-cell table:style-name="ce23" table:formula="of:=&quot;hp.UID()&quot;" office:value-type="string" office:string-value="hp.UID()" calcext:value-type="string">
            <text:p>hp.UID()</text:p>
          </table:table-cell>
          <table:table-cell table:number-columns-repeated="2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8" number:language="fr" number:country="BE">
      <number:day/>
      <number:text>-</number:text>
      <number:month number:textual="true"/>
      <number:text>-</number:text>
      <number:year/>
    </number:date-style>
    <number:date-style style:name="N10109" number:language="fr" number:country="BE">
      <number:day/>
      <number:text>-</number:text>
      <number:month number:textual="true"/>
    </number:date-style>
    <number:date-style style:name="N10110" number:language="fr" number:country="BE">
      <number:month number:textual="true"/>
      <number:text>-</number:text>
      <number:year/>
    </number:date-style>
    <number:time-style style:name="N10111" number:language="fr" number:country="BE">
      <number:hours/>
      <number:text>:</number:text>
      <number:minute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</number:time-style>
    <number:time-style style:name="N10114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5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fr" number:country="BE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B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BE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B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BE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B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BE">
      <number:number number:decimal-places="2" loext:min-decimal-places="2" number:min-integer-digits="1" number:grouping="true"/>
      <number:text>   </number:text>
    </number:number-style>
    <number:number-style style:name="N10121" number:language="fr" number:country="B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BE">
      <number:number number:decimal-places="0" loext:min-decimal-places="0" number:min-integer-digits="1" number:grouping="true"/>
      <number:text> €</number:text>
    </number:number-style>
    <number:number-style style:name="N10123" number:language="fr" number:country="B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BE">
      <number:number number:decimal-places="0" loext:min-decimal-places="0" number:min-integer-digits="1" number:grouping="true"/>
      <number:text> €</number:text>
    </number:number-style>
    <number:number-style style:name="N10124" number:language="fr" number:country="B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4P0"/>
    </number:number-style>
    <number:number-style style:name="N10126P0" style:volatile="true" number:language="fr" number:country="BE">
      <number:number number:decimal-places="2" loext:min-decimal-places="2" number:min-integer-digits="1" number:grouping="true"/>
      <number:text> €</number:text>
    </number:number-style>
    <number:number-style style:name="N10126" number:language="fr" number:country="B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BE">
      <number:number number:decimal-places="2" loext:min-decimal-places="2" number:min-integer-digits="1" number:grouping="true"/>
      <number:text> €</number:text>
    </number:number-style>
    <number:number-style style:name="N10127" number:language="fr" number:country="B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7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5">00/00/0000</text:date>, <text:time style:data-style-name="N2" text:time-value="12:57:37.8312688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2-05T14:41:46.576332369</meta:creation-date>
    <meta:generator>LibreOffice/5.1.6.2$Linux_X86_64 LibreOffice_project/10m0$Build-2</meta:generator>
    <dc:date>2017-07-25T13:17:57.715585515</dc:date>
    <dc:creator>sge</dc:creator>
    <meta:editing-duration>PT9H6M13S</meta:editing-duration>
    <meta:editing-cycles>45</meta:editing-cycles>
    <meta:document-statistic meta:table-count="3" meta:cell-count="122" meta:object-count="0"/>
  </office:meta>
</office:document-meta>
</file>